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2BC08FE9E58C6B617D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1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40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DejaVu Sans" fo:font-size="14pt" fo:font-weight="bold" style:font-size-asian="18pt" style:font-weight-asian="bold" style:font-size-complex="18pt" style:font-weight-complex="600"/>
    </style:style>
    <style:style style:name="P3" style:family="paragraph">
      <loext:graphic-properties draw:fill="none" draw:fill-color="#ffffff"/>
      <style:text-properties style:font-name="DejaVu Sans1" fo:font-size="10pt" fo:font-weight="normal" style:font-size-asian="18pt" style:font-weight-asian="normal" style:font-size-complex="18pt" style:font-weight-complex="normal"/>
    </style:style>
    <style:style style:name="T1" style:family="text">
      <style:text-properties style:font-name="DejaVu Sans" fo:font-size="14pt" fo:font-weight="bold" style:font-size-asian="18pt" style:font-weight-asian="bold" style:font-size-complex="18pt" style:font-weight-complex="600"/>
    </style:style>
    <style:style style:name="T2" style:family="text">
      <style:text-properties style:font-name="DejaVu Sans1" fo:font-size="10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13cm" svg:height="13.239cm" svg:x="1cm" svg:y="1.127cm">
          <draw:image xlink:href="Pictures/10000201000003E8000002BC08FE9E58C6B617D4.png" xlink:type="simple" xlink:show="embed" xlink:actuate="onLoad">
            <text:p/>
          </draw:image>
        </draw:frame>
        <draw:frame draw:style-name="gr2" draw:text-style-name="P2" draw:layer="layout" svg:width="1.143cm" svg:height="1.165cm" svg:x="1cm" svg:y="0.978cm">
          <draw:text-box>
            <text:p><text:span text:style-name="T1">a) </text:span></text:p>
          </draw:text-box>
        </draw:frame>
        <draw:frame draw:style-name="gr2" draw:text-style-name="P2" draw:layer="layout" svg:width="1.143cm" svg:height="1.165cm" svg:x="10.344cm" svg:y="0.978cm">
          <draw:text-box>
            <text:p><text:span text:style-name="T1">b) </text:span></text:p>
          </draw:text-box>
        </draw:frame>
        <draw:frame draw:style-name="gr3" draw:text-style-name="P3" draw:layer="layout" svg:width="1.675cm" svg:height="0.831cm" svg:x="12.176cm" svg:y="5.376cm">
          <draw:text-box>
            <text:p><text:span text:style-name="T2">N=1</text:span></text:p>
          </draw:text-box>
        </draw:frame>
        <draw:frame draw:style-name="gr3" draw:text-style-name="P3" draw:layer="layout" svg:width="1.675cm" svg:height="0.831cm" svg:x="13.446cm" svg:y="5.376cm">
          <draw:text-box>
            <text:p><text:span text:style-name="T2">N=3</text:span></text:p>
          </draw:text-box>
        </draw:frame>
        <draw:frame draw:style-name="gr3" draw:text-style-name="P3" draw:layer="layout" svg:width="1.675cm" svg:height="0.831cm" svg:x="12.176cm" svg:y="1.185cm">
          <draw:text-box>
            <text:p><text:span text:style-name="T2">N=1</text:span></text:p>
          </draw:text-box>
        </draw:frame>
        <draw:frame draw:style-name="gr3" draw:text-style-name="P3" draw:layer="layout" svg:width="1.675cm" svg:height="0.831cm" svg:x="13.446cm" svg:y="1.185cm">
          <draw:text-box>
            <text:p><text:span text:style-name="T2">N=3</text:span></text:p>
          </draw:text-box>
        </draw:frame>
        <draw:frame draw:style-name="gr4" draw:text-style-name="P3" draw:layer="layout" svg:width="1.905cm" svg:height="0.831cm" svg:x="12.176cm" svg:y="9.636cm">
          <draw:text-box>
            <text:p><text:span text:style-name="T2">N=1</text:span></text:p>
          </draw:text-box>
        </draw:frame>
        <draw:frame draw:style-name="gr3" draw:text-style-name="P3" draw:layer="layout" svg:width="1.675cm" svg:height="0.831cm" svg:x="13.422cm" svg:y="9.636cm">
          <draw:text-box>
            <text:p><text:span text:style-name="T2">N=3</text:span></text:p>
          </draw:text-box>
        </draw:frame>
        <draw:frame draw:style-name="gr3" draw:text-style-name="P3" draw:layer="layout" svg:width="1.675cm" svg:height="0.831cm" svg:x="14.462cm" svg:y="9.636cm">
          <draw:text-box>
            <text:p><text:span text:style-name="T2">N=5</text:span></text:p>
          </draw:text-box>
        </draw:frame>
        <draw:frame draw:style-name="gr3" draw:text-style-name="P3" draw:layer="layout" svg:width="1.675cm" svg:height="0.831cm" svg:x="15.605cm" svg:y="9.636cm">
          <draw:text-box>
            <text:p><text:span text:style-name="T2">N=7</text:span></text:p>
          </draw:text-box>
        </draw:frame>
        <draw:frame draw:style-name="gr3" draw:text-style-name="P3" draw:layer="layout" svg:width="1.675cm" svg:height="0.831cm" svg:x="16.724cm" svg:y="9.636cm">
          <draw:text-box>
            <text:p><text:span text:style-name="T2">N=9</text:span></text:p>
          </draw:text-box>
        </draw:frame>
        <draw:frame draw:style-name="gr3" draw:text-style-name="P3" draw:layer="layout" svg:width="1.675cm" svg:height="0.831cm" svg:x="17.764cm" svg:y="9.636cm">
          <draw:text-box>
            <text:p><text:span text:style-name="T2">N=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955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22T12:41:41.074659727</meta:creation-date>
    <dc:date>2021-12-16T15:14:41.290593998</dc:date>
    <meta:editing-duration>PT12H33M59S</meta:editing-duration>
    <meta:editing-cycles>11</meta:editing-cycles>
    <meta:generator>LibreOffice/6.0.7.3$Linux_X86_64 LibreOffice_project/00m0$Build-3</meta:generator>
    <meta:document-statistic meta:object-count="13"/>
  </office:meta>
</office:document-meta>
</file>